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Manual Técnico: Controladores de Productos</text:h>
      <text:p text:style-name="Text_20_body"><text:span text:style-name="T1">Archivo:</text:span> <text:span text:style-name="Source_20_Text">proyecto-erp/backend/app/api/productos/controllers.py</text:span></text:p>
      <text:h text:style-name="Heading_20_2" text:outline-level="2">1. Propósito General del Archivo</text:h>
      <text:p text:style-name="Text_20_body">Este archivo actúa como el <text:span text:style-name="T1">"Recepcionista"</text:span> de la API para todo lo relacionado con los productos. Su única responsabilidad es recibir las peticiones HTTP (las llamadas que hace el navegador o la aplicación frontend), delegar el trabajo pesado al servicio (<text:span text:style-name="Source_20_Text">ProductoService</text:span>), y devolver la respuesta formateada al cliente.</text:p>
      <text:p text:style-name="Text_20_body">No contiene lógica de negocio (no toma decisiones) ni se conecta directamente a la base de datos; solo enruta el tráfico.</text:p>
      <text:h text:style-name="Heading_20_2" text:outline-level="2">2. Desglose de Importaciones Clave</text:h>
      <text:p text:style-name="Text_20_body">Antes de las rutas, el archivo importa herramientas esenciales:</text:p>
      <text:list text:style-name="L1">
        <text:list-item>
          <text:p text:style-name="P2"><text:span text:style-name="Source_20_Text"><text:span text:style-name="T1">APIRouter</text:span></text:span><text:span text:style-name="T1">:</text:span> Es una clase de FastAPI que nos permite agrupar todas las rutas relacionadas con "Productos" en un solo lugar, en lugar de tener todo amontonado en el archivo principal (<text:span text:style-name="Source_20_Text">main.py</text:span>).</text:p>
        </text:list-item>
        <text:list-item>
          <text:p text:style-name="P2"><text:span text:style-name="Source_20_Text"><text:span text:style-name="T1">Depends(get_db)</text:span></text:span><text:span text:style-name="T1">:</text:span> Es el sistema de Inyección de Dependencias de FastAPI. Se asegura de que cada vez que alguien haga una petición, se abra una conexión (sesión) a la base de datos de forma segura y se cierre al terminar.</text:p>
        </text:list-item>
        <text:list-item>
          <text:p text:style-name="P2"><text:span text:style-name="Source_20_Text"><text:span text:style-name="T1">ProductoService</text:span></text:span><text:span text:style-name="T1">:</text:span> La clase que contiene la "inteligencia" y las reglas de negocio.</text:p>
        </text:list-item>
        <text:list-item>
          <text:p text:style-name="P2"><text:span text:style-name="T1">Esquemas (</text:span><text:span text:style-name="Source_20_Text"><text:span text:style-name="T1">ProductoCreate</text:span></text:span><text:span text:style-name="T1">, </text:span><text:span text:style-name="Source_20_Text"><text:span text:style-name="T1">ProductoResponse</text:span></text:span><text:span text:style-name="T1">, etc.):</text:span> Los "moldes" que validan que la información que entra y sale tenga el formato correcto.</text:p>
        </text:list-item>
      </text:list>
      <text:p text:style-name="Horizontal_20_Line"/>
      <text:h text:style-name="Heading_20_2" text:outline-level="2">3. Configuración del Enrutador</text:h>
      <text:p text:style-name="P3">Python</text:p>
      <text:p text:style-name="P1"><text:span text:style-name="Source_20_Text">router = APIRouter(prefix="/productos", tags=["Productos"])</text:span></text:p>
      <text:p text:style-name="Text_20_body">Esta línea es fundamental. Define que <text:span text:style-name="T1">todas</text:span> las rutas dentro de este archivo comenzarán automáticamente con <text:span text:style-name="Source_20_Text">/productos</text:span>. Además, la etiqueta <text:soft-page-break/><text:span text:style-name="Source_20_Text">tags=["Productos"]</text:span> agrupa estos endpoints de forma visual y ordenada en la documentación interactiva (Swagger UI) que genera FastAPI.</text:p>
      <text:p text:style-name="Horizontal_20_Line"/>
      <text:h text:style-name="Heading_20_2" text:outline-level="2">4. Análisis de los Endpoints (Rutas)</text:h>
      <text:h text:style-name="Heading_20_3" text:outline-level="3">🟢 Crear un Producto (POST)</text:h>
      <text:p text:style-name="P3">Python</text:p>
      <text:p text:style-name="Preformatted_20_Text"><text:span text:style-name="Source_20_Text">@router.post("/", response_model=ProductoResponse, status_code=status.HTTP_201_CREATED)</text:span></text:p>
      <text:p text:style-name="Preformatted_20_Text"><text:span text:style-name="Source_20_Text">def crear_producto(producto: ProductoCreate, db: Session = Depends(get_db)):</text:span></text:p>
      <text:p text:style-name="Preformatted_20_Text"><text:span text:style-name="Source_20_Text"><text:s text:c="4"/>service = ProductoService(db)</text:span></text:p>
      <text:p text:style-name="P1"><text:span text:style-name="Source_20_Text"><text:s text:c="4"/>return service.crear_producto(producto)</text:span></text:p>
      <text:list text:style-name="L2">
        <text:list-item>
          <text:p text:style-name="P4"><text:span text:style-name="T1">¿Qué hace?:</text:span> Recibe los datos de un producto nuevo y lo guarda en el sistema.</text:p>
        </text:list-item>
        <text:list-item>
          <text:p text:style-name="P4"><text:span text:style-name="T1">Entrada:</text:span> Espera un objeto JSON que cumpla con las reglas de <text:span text:style-name="Source_20_Text">ProductoCreate</text:span> (nombre, precio, código, etc.).</text:p>
        </text:list-item>
        <text:list-item>
          <text:p text:style-name="P4"><text:span text:style-name="T1">Respuesta:</text:span> Devuelve el producto recién creado (con su nuevo <text:span text:style-name="Source_20_Text">id_producto</text:span> asignado) y un código de estado <text:span text:style-name="Source_20_Text">201 Created</text:span> que indica éxito rotundo.</text:p>
        </text:list-item>
      </text:list>
      <text:h text:style-name="Heading_20_3" text:outline-level="3">🔵 Obtener un Solo Producto (GET)</text:h>
      <text:p text:style-name="P3">Python</text:p>
      <text:p text:style-name="Preformatted_20_Text"><text:span text:style-name="Source_20_Text">@router.get("/{producto_id}", response_model=ProductoResponse)</text:span></text:p>
      <text:p text:style-name="Preformatted_20_Text"><text:span text:style-name="Source_20_Text">def obtener_producto(producto_id: int, db: Session = Depends(get_db)):</text:span></text:p>
      <text:p text:style-name="Preformatted_20_Text"><text:span text:style-name="Source_20_Text"><text:s text:c="4"/>service = ProductoService(db)</text:span></text:p>
      <text:p text:style-name="P1"><text:span text:style-name="Source_20_Text"><text:s text:c="4"/>return service.obtener_producto(producto_id)</text:span></text:p>
      <text:list text:style-name="L3">
        <text:list-item>
          <text:p text:style-name="P5"><text:span text:style-name="T1">¿Qué hace?:</text:span> Busca los detalles de un producto específico utilizando su ID.</text:p>
        </text:list-item>
        <text:list-item>
          <text:p text:style-name="P5"><text:span text:style-name="T1">Entrada:</text:span> El <text:span text:style-name="Source_20_Text">producto_id</text:span> viaja directamente en la URL (ej. <text:span text:style-name="Source_20_Text">/productos/15</text:span>). FastAPI valida automáticamente que este valor sea un número entero (<text:span text:style-name="Source_20_Text">int</text:span>).</text:p>
        </text:list-item>
        <text:list-item>
          <text:p text:style-name="P5"><text:span text:style-name="T1">Respuesta:</text:span> Devuelve los datos del producto usando el formato <text:span text:style-name="Source_20_Text">ProductoResponse</text:span>.</text:p>
        </text:list-item>
      </text:list>
      <text:h text:style-name="Heading_20_3" text:outline-level="3">🔵 Listar Múltiples Productos (GET)</text:h>
      <text:p text:style-name="P3">Python</text:p>
      <text:p text:style-name="Preformatted_20_Text"><text:span text:style-name="Source_20_Text">@router.get("/", response_model=List[ProductoResponse])</text:span></text:p>
      <text:p text:style-name="Preformatted_20_Text"><text:span text:style-name="Source_20_Text">def listar_productos(</text:span></text:p>
      <text:p text:style-name="Preformatted_20_Text"><text:span text:style-name="Source_20_Text"><text:s text:c="4"/>skip: int = Query(0, ge=0),</text:span></text:p>
      <text:p text:style-name="Preformatted_20_Text"><text:span text:style-name="Source_20_Text"><text:s text:c="4"/>limit: int = Query(100, ge=1, le=1000),</text:span></text:p>
      <text:p text:style-name="Preformatted_20_Text"><text:soft-page-break/><text:span text:style-name="Source_20_Text"><text:s text:c="4"/>db: Session = Depends(get_db)</text:span></text:p>
      <text:p text:style-name="Preformatted_20_Text"><text:span text:style-name="Source_20_Text">):</text:span></text:p>
      <text:p text:style-name="Preformatted_20_Text"><text:span text:style-name="Source_20_Text"><text:s text:c="4"/>service = ProductoService(db)</text:span></text:p>
      <text:p text:style-name="P1"><text:span text:style-name="Source_20_Text"><text:s text:c="4"/>return service.listar_productos(skip, limit)</text:span></text:p>
      <text:list text:style-name="L4">
        <text:list-item>
          <text:p text:style-name="P6"><text:span text:style-name="T1">¿Qué hace?:</text:span> Devuelve un catálogo de productos. Implementa <text:span text:style-name="T1">paginación</text:span> para no colapsar la base de datos si hay miles de registros.</text:p>
        </text:list-item>
        <text:list-item>
          <text:p text:style-name="P6"><text:span text:style-name="T1">Entrada:</text:span> Recibe dos parámetros opcionales en la URL (ej. <text:span text:style-name="Source_20_Text">/productos/?skip=0&amp;limit=50</text:span>).</text:p>
          <text:list>
            <text:list-item>
              <text:p text:style-name="P6"><text:span text:style-name="Source_20_Text">skip</text:span>: Cuántos registros saltarse (útil para la página 2, página 3, etc.).</text:p>
            </text:list-item>
            <text:list-item>
              <text:p text:style-name="P6"><text:span text:style-name="Source_20_Text">limit</text:span>: Cuántos registros traer máximo (restringido a un tope de 1000 por seguridad).</text:p>
            </text:list-item>
          </text:list>
        </text:list-item>
        <text:list-item>
          <text:p text:style-name="P6"><text:span text:style-name="T1">Respuesta:</text:span> Una lista (<text:span text:style-name="Source_20_Text">List</text:span>) de objetos <text:span text:style-name="Source_20_Text">ProductoResponse</text:span>.</text:p>
        </text:list-item>
      </text:list>
      <text:h text:style-name="Heading_20_3" text:outline-level="3">🟡 Actualizar un Producto (PUT)</text:h>
      <text:p text:style-name="P3">Python</text:p>
      <text:p text:style-name="Preformatted_20_Text"><text:span text:style-name="Source_20_Text">@router.put("/{producto_id}", response_model=ProductoResponse)</text:span></text:p>
      <text:p text:style-name="Preformatted_20_Text"><text:span text:style-name="Source_20_Text">def actualizar_producto(producto_id: int, producto: ProductoUpdate, db: Session = Depends(get_db)):</text:span></text:p>
      <text:p text:style-name="Preformatted_20_Text"><text:span text:style-name="Source_20_Text"><text:s text:c="4"/>service = ProductoService(db)</text:span></text:p>
      <text:p text:style-name="P1"><text:span text:style-name="Source_20_Text"><text:s text:c="4"/>return service.actualizar_producto(producto_id, producto)</text:span></text:p>
      <text:list text:style-name="L5">
        <text:list-item>
          <text:p text:style-name="P7"><text:span text:style-name="T1">¿Qué hace?:</text:span> Modifica la información de un producto existente.</text:p>
        </text:list-item>
        <text:list-item>
          <text:p text:style-name="P7"><text:span text:style-name="T1">Entrada:</text:span> Necesita dos cosas. El <text:span text:style-name="Source_20_Text">producto_id</text:span> en la URL para saber <text:span text:style-name="T2">cuál</text:span> producto actualizar, y un JSON (<text:span text:style-name="Source_20_Text">ProductoUpdate</text:span>) en el cuerpo de la petición con los nuevos datos.</text:p>
        </text:list-item>
        <text:list-item>
          <text:p text:style-name="P7"><text:span text:style-name="T1">Respuesta:</text:span> Devuelve el producto ya actualizado.</text:p>
        </text:list-item>
      </text:list>
      <text:h text:style-name="Heading_20_3" text:outline-level="3">🔴 Eliminar un Producto (DELETE)</text:h>
      <text:p text:style-name="P3">Python</text:p>
      <text:p text:style-name="Preformatted_20_Text"><text:span text:style-name="Source_20_Text">@router.delete("/{producto_id}", status_code=status.HTTP_204_NO_CONTENT)</text:span></text:p>
      <text:p text:style-name="Preformatted_20_Text"><text:span text:style-name="Source_20_Text">def eliminar_producto(producto_id: int, db: Session = Depends(get_db)):</text:span></text:p>
      <text:p text:style-name="Preformatted_20_Text"><text:span text:style-name="Source_20_Text"><text:s text:c="4"/>service = ProductoService(db)</text:span></text:p>
      <text:p text:style-name="Preformatted_20_Text"><text:span text:style-name="Source_20_Text"><text:s text:c="4"/>service.eliminar_producto(producto_id)</text:span></text:p>
      <text:p text:style-name="P1"><text:span text:style-name="Source_20_Text"><text:s text:c="4"/>return None</text:span></text:p>
      <text:list text:style-name="L6">
        <text:list-item>
          <text:p text:style-name="P8"><text:span text:style-name="T1">¿Qué hace?:</text:span> Borra un producto del sistema basándose en su ID.</text:p>
        </text:list-item>
        <text:list-item>
          <text:p text:style-name="P8"><text:span text:style-name="T1">Respuesta:</text:span> Utiliza el código de estado <text:span text:style-name="Source_20_Text">204 No Content</text:span>. Esto significa que la operación fue un éxito, pero no hay datos adicionales que devolver en la respuesta (por eso retorna <text:span text:style-name="Source_20_Text">None</text:span>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6:28:45.487996147</meta:creation-date>
    <dc:date>2026-04-23T16:29:24.983875837</dc:date>
    <meta:editing-duration>PT40S</meta:editing-duration>
    <meta:editing-cycles>1</meta:editing-cycles>
    <meta:document-statistic meta:table-count="0" meta:image-count="0" meta:object-count="0" meta:page-count="3" meta:paragraph-count="67" meta:word-count="632" meta:character-count="4685" meta:non-whitespace-character-count="4084"/>
    <meta:generator>LibreOffice/24.2.7.2$Linux_X86_64 LibreOffice_project/420$Build-2</meta:generator>
  </office:meta>
</office:document-meta>
</file>